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irgil 3 YOFF" svg:font-family="'Virgil 3 YOFF'" style:font-pitch="variable"/>
  </office:font-face-decls>
  <office:automatic-styles>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Text_20_body">
      <style:text-properties style:font-name="Virgil 3 YOFF"/>
    </style:style>
    <style:style style:name="P3" style:family="paragraph" style:parent-style-name="Text_20_body">
      <style:paragraph-properties fo:margin-left="0cm" fo:margin-right="0cm" fo:text-indent="0cm" style:auto-text-indent="false" fo:padding="0.049cm" fo:border="0.06pt solid #d9d9e3"/>
      <style:text-properties style:font-name="Virgil 3 YOFF"/>
    </style:style>
    <style:style style:name="T1" style:family="text">
      <style:text-properties loext:padding="0.049cm" loext:border="0.06pt solid #d9d9e3"/>
    </style:style>
    <style:style style:name="T2" style:family="text">
      <style:text-properties style:font-name="Virgil 3 YOFF"/>
    </style:style>
    <style:style style:name="T3" style:family="text">
      <style:text-properties style:font-name="Virgil 3 YOFF" loext:padding="0.049cm" loext:border="0.06pt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Zielgruppenanalyse für "Data Whispers": Die Schatzkarte für Wagemutige im Finanzdschungel</text:span></text:span></text:p>
      <text:p text:style-name="P3">Willkommen im Olymp der Finanzwelt, wo die Götter des Reichtums mit goldenen Aktien jonglieren! "Data Whispers" ist kein gewöhnlicher Name – es ist ein Versprechen, ein Flüstern der Zukunft, das nur für die Ohren der mutigsten und kühnsten Investoren bestimmt ist. Wir reden hier nicht von Spielern, die mit Pennystocks am Kinderbecken plantschen. Nein! Unsere Klientel sind die Titanen, die auf dem Vulkan des Risikos tanzen, während sie mit einem Fuß auf der Yacht der Sicherheit stehen.</text:p>
      <text:p text:style-name="P1"><text:span text:style-name="Strong_20_Emphasis"><text:span text:style-name="T3">Demografische und Psychografische Merkmale:</text:span></text:span><text:span text:style-name="T2"> Sie haben mehr Passwörter für ihre Offshore-Konten als James Bond Gadgets in seinem Aston Martin. Sie lesen Wirtschaftsprognosen so zum Frühstück, während der Rest der Welt noch mit dem Sudoku kämpft. Unsere Zielgruppe lebt nicht einfach, sie investiert mit Stil, Charme und einer Brise Unerschrockenheit, die selbst den erfahrensten Börsenmaklern den Atem raubt.</text:span></text:p>
      <text:p text:style-name="P1"><text:span text:style-name="Strong_20_Emphasis"><text:span text:style-name="T3">Bedürfnisse und Erwartungen:</text:span></text:span><text:span text:style-name="T2"> Sie suchen nicht nur eine Investitionsplattform – sie suchen den Heiligen Gral der Vorhersagegenauigkeit, verpackt in einer Benutzeroberfläche, die so geschmeidig ist wie der Umschlag ihrer maßgeschneiderten Anzüge. "Data Whispers" wird ihr finanzieller Ritter in strahlender Rüstung sein, der sie durch die dunkelsten Nächte der Wirtschaftskrisen führt.</text:span></text:p>
      <text:p text:style-name="P1"><text:span text:style-name="Strong_20_Emphasis"><text:span text:style-name="T3">Verhaltensmuster:</text:span></text:span><text:span text:style-name="T2"> Unsere Kunden setzen ihre Chips mit der Präzision eines Schachgroßmeisters. Jeder Zug ist kalkuliert, jeder Klick auf "Kaufen" oder "Verkaufen" ist ein Paukenschlag im Konzert der Finanzen. Und wenn der Markt schläft, flüstert "Data Whispers" ihnen die süßen Geheimnisse des nächsten großen Coup.</text:span></text:p>
      <text:p text:style-name="P1"><text:span text:style-name="Strong_20_Emphasis"><text:span text:style-name="T3">Ansprache und Lösungsangebot:</text:span></text:span><text:span text:style-name="T2"> "Data Whispers" ist der finanzielle Alchemist, der Blei in Gold verwandelt. Unsere Algorithmen sind wie die verschlungenen Rezepte von Zaubertränken, gebraut aus dem Besten der Technologie und Hexerei des maschinellen Lernens. Wir bieten nicht nur Vorhersagen – wir bieten Legenden, Geschichten, die man am Kaminfeuer der exklusivsten Clubhäuser der Welt erzählt.</text:span></text:p>
      <text:p text:style-name="P3">Lasst die anderen sich mit den Brosamen begnügen – bei "Data Whispers" speisen unsere "High-Stakes, High-Reward" Investoren am Banketttisch der Götter. Willkommen in einer Welt, in der Ihre finanziellen Träume nicht nur Wirklichkeit werden – sie werden die Erwartungen sprengen und in das Reich der Unsterblichkeit aufsteig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irgil 3 YOFF" svg:font-family="'Virgil 3 YOFF'"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7T16:45:32.585294674</meta:creation-date>
    <dc:date>2023-12-17T16:54:05.138074786</dc:date>
    <meta:editing-duration>PT8M33S</meta:editing-duration>
    <meta:editing-cycles>1</meta:editing-cycles>
    <meta:document-statistic meta:table-count="0" meta:image-count="0" meta:object-count="0" meta:page-count="1" meta:paragraph-count="7" meta:word-count="334" meta:character-count="2401" meta:non-whitespace-character-count="2069"/>
    <meta:generator>LibreOffice/7.6.4.1$Linux_X86_64 LibreOffice_project/60$Build-1</meta:generator>
  </office:meta>
</office:document-meta>
</file>